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end="Arrow" draw:textarea-vertical-align="middle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top" draw:auto-grow-height="false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7" style:family="graphic" style:parent-style-name="standard">
      <style:graphic-properties svg:stroke-color="#000000" draw:marker-start="Arrow" draw:marker-end="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svg:x1="6.332cm" svg:y1="2.476cm" svg:x2="10.25cm" svg:y2="2.477cm" draw:start-shape="id1" draw:start-glue-point="1" draw:end-shape="id2" draw:end-glue-point="4" svg:d="m6332 2476h1959v1h1959" svg:viewBox="0 0 3919 2">
          <text:p/>
        </draw:connector>
        <draw:custom-shape draw:style-name="gr2" draw:text-style-name="P3" xml:id="id1" draw:id="id1" draw:layer="layout" svg:width="4.699cm" svg:height="1.27cm" svg:x="1.633cm" svg:y="1.841cm">
          <text:p text:style-name="P2"><text:span text:style-name="T1">Device 1</text:span><text:span text:style-name="T1"><text:line-break/></text:span><text:span text:style-name="T2">Weather Station rev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glue-point draw:id="4" svg:x="-4.999cm" svg:y="2.823cm"/>
          <draw:glue-point draw:id="5" svg:x="-4.999cm" svg:y="-2.533cm"/>
          <draw:glue-point draw:id="6" svg:x="-4.999cm" svg:y="2.109cm"/>
          <draw:custom-shape draw:style-name="gr3" draw:text-style-name="P3" draw:layer="layout" svg:width="6.477cm" svg:height="3.556cm" svg:x="19.667cm" svg:y="5.663cm">
            <text:p text:style-name="P1"><text:span text:style-name="T1">Package: exodev-1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5.715cm" svg:height="0.762cm" svg:x="20.048cm" svg:y="6.652cm">
            <text:p text:style-name="P4"><text:span text:style-name="T3">Yang: </text:span><text:span text:style-name="T2">exodev-1_1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.715cm" svg:height="0.762cm" svg:x="20.048cm" svg:y="7.976cm">
            <text:p text:style-name="P4"><text:span text:style-name="T3">Dependencies:</text:span><text:span text:style-name="T2"> non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3" draw:text-style-name="P3" draw:layer="layout" svg:width="6.477cm" svg:height="3.556cm" svg:x="19.667cm" svg:y="0.952cm">
            <text:p text:style-name="P1"><text:span text:style-name="T1">Package: weather-app-1.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5.715cm" svg:height="0.762cm" svg:x="20.048cm" svg:y="1.941cm">
            <text:p text:style-name="P4"><text:span text:style-name="T3">Yang:</text:span><text:span text:style-name="T2"> weather-1_1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.715cm" svg:height="0.762cm" svg:x="20.048cm" svg:y="3.265cm">
            <text:p text:style-name="P4"><text:span text:style-name="T3">Dependencies:</text:span><text:span text:style-name="T2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lue-point draw:id="4" svg:x="-5cm" svg:y="-2.24cm"/>
          <draw:glue-point draw:id="5" svg:x="-5cm" svg:y="2.587cm"/>
          <draw:custom-shape draw:style-name="gr4" draw:text-style-name="P3" draw:layer="layout" svg:width="6.604cm" svg:height="3.683cm" svg:x="10.25cm" svg:y="1.46cm">
            <text:p text:style-name="P1"><text:span text:style-name="T1">Device Type: weather_r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6.096cm" svg:height="1.397cm" svg:x="10.504cm" svg:y="2.303cm">
            <text:p text:style-name="P4"><text:span text:style-name="T3">Device Attributes:</text:span><text:span text:style-name="T2"> </text:span><text:span text:style-name="T2"><text:line-break/></text:span><text:span text:style-name="T2">weather_r1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096cm" svg:height="1.27cm" svg:x="10.504cm" svg:y="3.573cm">
            <text:p text:style-name="P4"><text:span text:style-name="T3">Allowed Packages:</text:span><text:span text:style-name="T3"><text:line-break/></text:span><text:span text:style-name="T4">exodev-1.0, weather-app-1.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13.546cm" svg:y1="6.753cm" svg:x2="13.552cm" svg:y2="5.143cm" draw:start-shape="id3" draw:start-glue-point="0" draw:end-shape="id2" draw:end-glue-point="2" svg:d="m13546 6753v-805h6v-805" svg:viewBox="0 0 7 1611">
          <text:p/>
        </draw:connector>
        <draw:custom-shape draw:style-name="gr2" draw:text-style-name="P3" xml:id="id3" draw:id="id3" draw:layer="layout" svg:width="4.572cm" svg:height="1.27cm" svg:x="11.26cm" svg:y="6.753cm">
          <text:p text:style-name="P2"><text:span text:style-name="T1">Protocol Plugin</text:span><text:span text:style-name="T1"><text:line-break/></text:span><text:span text:style-name="T2">weather_proto_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6.854cm" svg:y1="3.301cm" svg:x2="19.668cm" svg:y2="6.541cm" draw:start-shape="id2" draw:end-shape="id4" draw:end-glue-point="5" svg:d="m16854 3301h1406v3240h1408" svg:viewBox="0 0 2815 3241">
          <text:p/>
        </draw:connector>
        <draw:connector draw:style-name="gr1" draw:text-style-name="P1" draw:layer="layout" svg:x1="16.854cm" svg:y1="3.301cm" svg:x2="19.667cm" svg:y2="2.73cm" draw:start-shape="id2" draw:start-glue-point="1" draw:end-shape="id5" svg:d="m16854 3301h1406v-571h1407" svg:viewBox="0 0 2814 572">
          <text:p/>
        </draw:connector>
        <draw:connector draw:style-name="gr1" draw:text-style-name="P1" draw:layer="layout" svg:x1="6.332cm" svg:y1="4.254cm" svg:x2="10.25cm" svg:y2="4.253cm" draw:start-shape="id6" draw:start-glue-point="1" draw:end-shape="id2" draw:end-glue-point="5" svg:d="m6332 4254h1959v-1h1959" svg:viewBox="0 0 3919 2">
          <text:p/>
        </draw:connector>
        <draw:custom-shape draw:style-name="gr2" draw:text-style-name="P3" xml:id="id6" draw:id="id6" draw:layer="layout" svg:width="4.699cm" svg:height="1.27cm" svg:x="1.633cm" svg:y="3.619cm">
          <text:p text:style-name="P2"><text:span text:style-name="T1">Device 2</text:span><text:span text:style-name="T1"><text:line-break/></text:span><text:span text:style-name="T2">Weather Station rev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4.699cm" svg:height="1.27cm" svg:x="1.985cm" svg:y="10.724cm">
          <text:p text:style-name="P2"><text:span text:style-name="T1">Device 3</text:span><text:span text:style-name="T1"><text:line-break/></text:span><text:span text:style-name="T2">Weather Station rev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" draw:id="id8">
          <draw:glue-point draw:id="4" svg:x="4.227cm" svg:y="-3.964cm"/>
          <draw:custom-shape draw:style-name="gr4" draw:text-style-name="P3" draw:layer="layout" svg:width="6.604cm" svg:height="3.683cm" svg:x="10.252cm" svg:y="9.518cm">
            <text:p text:style-name="P1"><text:span text:style-name="T1">Device Type: weather_r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6.096cm" svg:height="1.397cm" svg:x="10.506cm" svg:y="10.361cm">
            <text:p text:style-name="P4"><text:span text:style-name="T3">Device Attributes:</text:span><text:span text:style-name="T2"> </text:span><text:span text:style-name="T2"><text:line-break/></text:span><text:span text:style-name="T2">weather_r2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096cm" svg:height="1.27cm" svg:x="10.506cm" svg:y="11.631cm">
            <text:p text:style-name="P4"><text:span text:style-name="T3">Allowed Packages:</text:span><text:span text:style-name="T3"><text:line-break/></text:span><text:span text:style-name="T4">exodev-1.0, weather-app-2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svg:x1="6.684cm" svg:y1="11.359cm" svg:x2="10.252cm" svg:y2="11.359cm" draw:start-shape="id7" draw:start-glue-point="1" draw:end-shape="id8" svg:d="m6684 11359h3568" svg:viewBox="0 0 3569 1">
          <text:p/>
        </draw:connector>
        <draw:g xml:id="id9" draw:id="id9">
          <draw:custom-shape draw:style-name="gr3" draw:text-style-name="P3" draw:layer="layout" svg:width="6.477cm" svg:height="3.556cm" svg:x="19.667cm" svg:y="10.25cm">
            <text:p text:style-name="P1"><text:span text:style-name="T1">Package: weather-app-2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5.715cm" svg:height="0.762cm" svg:x="20.048cm" svg:y="11.239cm">
            <text:p text:style-name="P4"><text:span text:style-name="T3">Yang:</text:span><text:span text:style-name="T2"> weather-2_0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.715cm" svg:height="0.764cm" svg:x="20.048cm" svg:y="12.561cm">
            <text:p text:style-name="P4"><text:span text:style-name="T3">Dependencies:</text:span><text:span text:style-name="T2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svg:x1="16.856cm" svg:y1="11.359cm" svg:x2="19.667cm" svg:y2="12.028cm" draw:start-shape="id8" draw:start-glue-point="1" draw:end-shape="id9" svg:d="m16856 11359h1405v669h1406" svg:viewBox="0 0 2812 670">
          <text:p/>
        </draw:connector>
        <draw:connector draw:style-name="gr1" draw:text-style-name="P1" draw:layer="layout" svg:x1="13.554cm" svg:y1="9.518cm" svg:x2="13.546cm" svg:y2="8.023cm" draw:start-shape="id8" draw:start-glue-point="0" draw:end-shape="id3" draw:end-glue-point="2" svg:d="m13554 9518v-748h-8v-747" svg:viewBox="0 0 9 1496">
          <text:p/>
        </draw:connector>
        <draw:connector draw:style-name="gr1" draw:text-style-name="P1" draw:layer="layout" svg:x1="16.856cm" svg:y1="11.359cm" svg:x2="19.668cm" svg:y2="8.444cm" draw:start-shape="id8" draw:end-shape="id4" draw:end-glue-point="4" svg:d="m16856 11359h1405v-2915h1407" svg:viewBox="0 0 2813 2916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2cm" fo:text-indent="0cm"/>
      <style:text-properties style:use-window-font-color="true" style:text-outline="false" style:text-line-through-style="none" fo:font-family="'Liberation Sans'" style:font-family-generic="roman" style:font-pitch="variable" fo:font-size="23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cm" fo:text-indent="0cm"/>
      <style:text-properties fo:font-size="20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17cm" fo:text-indent="0cm"/>
      <style:text-properties fo:font-size="1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4cm" fo:text-indent="0cm"/>
      <style:text-properties fo:font-size="1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1.8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2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059cm" svg:x="1cm" svg:y="3.391cm"/>
      <draw:page-thumbnail draw:layer="backgroundobjects" svg:width="9.294cm" svg:height="5.059cm" svg:x="1cm" svg:y="11.439cm"/>
      <draw:page-thumbnail draw:layer="backgroundobjects" svg:width="9.294cm" svg:height="5.059cm" svg:x="1cm" svg:y="19.487cm"/>
      <draw:page-thumbnail draw:layer="backgroundobjects" svg:width="9.294cm" svg:height="5.059cm" svg:x="11.295cm" svg:y="3.391cm"/>
      <draw:page-thumbnail draw:layer="backgroundobjects" svg:width="9.294cm" svg:height="5.059cm" svg:x="11.295cm" svg:y="11.439cm"/>
      <draw:page-thumbnail draw:layer="backgroundobjects" svg:width="9.294cm" svg:height="5.059cm" svg:x="11.295cm" svg:y="19.487cm"/>
    </style:handout-master>
    <style:master-page style:name="Default" style:page-layout-name="PM1" draw:style-name="Mdp1">
      <draw:frame presentation:style-name="Default-title" draw:layer="backgroundobjects" svg:width="25.191cm" svg:height="2.544cm" svg:x="1.399cm" svg:y="0.607cm" presentation:class="title" presentation:placeholder="true">
        <draw:text-box/>
      </draw:frame>
      <draw:frame presentation:style-name="Default-outline1" draw:layer="backgroundobjects" svg:width="24.631cm" svg:height="8.839cm" svg:x="1.399cm" svg:y="3.566cm" presentation:class="outline" presentation:placeholder="true">
        <draw:text-box/>
      </draw:frame>
      <draw:frame presentation:style-name="Mpr1" draw:text-style-name="MP1" draw:layer="backgroundobjects" svg:width="6.521cm" svg:height="1.051cm" svg:x="1.399cm" svg:y="13.88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51cm" svg:x="9.572cm" svg:y="13.88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51cm" svg:x="20.068cm" svg:y="13.88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8T17:14:37</meta:creation-date>
    <dc:date>2013-02-28T17:31:23</dc:date>
    <meta:editing-duration>PT1M</meta:editing-duration>
    <meta:editing-cycles>4</meta:editing-cycles>
    <meta:generator>LibreOffice/3.5$Linux_x86 LibreOffice_project/350m1$Build-2</meta:generator>
    <meta:document-statistic meta:object-count="56"/>
  </office:meta>
</office:document-meta>
</file>